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Bulbasau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vysau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usau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mande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meleo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izard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quirtl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tortl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ois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erpi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pod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tterfre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dl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akun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eedril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idge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idgeott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idgeo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attat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atica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pearow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Fearow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kan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rb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ikachu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chu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hrew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andslash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Nidoran♀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Nidorin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Nidoquee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Nidoran♂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Nidorin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Nidok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lefairy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efabl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ulpix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etales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gglypuff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igglytuff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Zuba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olba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Oddish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om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leplum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a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arase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Venona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Venomoth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iglett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gtrio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owth</text:p>
          </table:table-cell>
          <table:table-cell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ian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sydu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oldu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nke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rimeap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rowlith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anin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w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oliwhir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oliwrath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br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adabr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lakazam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chop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chok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champ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lsprou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eepinbel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Victreeb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entacoo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entacru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eodud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ravel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olem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onyta</text:p>
          </table:table-cell>
          <table:table-cell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pidash</text:p>
          </table:table-cell>
          <table:table-cell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owpok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lowbr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gnemi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gne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Farfetch’d</text:p>
          </table:table-cell>
          <table:table-cell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du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odri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e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ewgo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rim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u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hellde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oyste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ly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unte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ga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ix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wze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Hypn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rabby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le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ltorb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lectrod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xeggcu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xegguto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ubon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rowa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Hitmonle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moncha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ckitu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offing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zing</text:p>
          </table:table-cell>
          <table:table-cell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hyhor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hydo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nse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angel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angaskha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Horse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eadr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oldee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king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y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tarmi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r. Mime</text:p>
          </table:table-cell>
          <table:table-cell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yth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ectabuzz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gm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insi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ur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gikarp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yarados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ras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eve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Vaporeon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Jolteon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Flareon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oryg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Omany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Omasta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abut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abutop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erodacty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norlax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rticun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Zapdo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oltr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ratini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ragonai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ragoni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ewtwo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w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korit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ayleef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eganium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yndaqui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Quilav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yphlos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otodil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roconaw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Feraligat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entre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Furre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Hoothoot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ctowl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dyb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edia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pinara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riado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roba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hinchou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tur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chu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effa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gglybuff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ogepi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getic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u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atu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ee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laaff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mpharo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ellossom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ril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zumaril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udowoodo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to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ppi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kiplo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umpluf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ip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nker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unflor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Yanm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ooper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Quagsir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speon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Umbreon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urkrow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lowk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isdreavu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Unow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obbuffet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irafari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inec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Forretre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unsparc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liga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teelix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ubbu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anbu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wilfish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iz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uckl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racro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neasel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eddiurs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Ursar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lugm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gcarg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winub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iloswin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orsola</text:p>
          </table:table-cell>
          <table:table-cell office:value-type="string" calcext:value-type="string">
            <text:p>Orang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emoraid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tillery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ibird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tin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arm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undou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undo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ingd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anp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onpha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orygon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tantl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meargl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yrogu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Hitmontop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moochum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leki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gb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iltan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lisse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aiko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ntei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uicun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arvitar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upitar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yranitar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ugi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Ho-Oh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elebi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eeck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ovy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eptil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orchic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ombuske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lazike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udkip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rshtomp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wampe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oochyen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ightyen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Zigzagoon</text:p>
          </table:table-cell>
          <table:table-cell office:value-type="string" calcext:value-type="string">
            <text:p>Orang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inoone</text:p>
          </table:table-cell>
          <table:table-cell office:value-type="string" calcext:value-type="string">
            <text:p>Orang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urmpl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ilco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eautifl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asco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usto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otad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mbr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dicolo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edot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zleaf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ftry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il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wel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ngull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lipper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alts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irlia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ardevoir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ursk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squerai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hroomish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reloom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lakoth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Vigoroth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lak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Nincada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Ninjask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hedinja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hismu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oudre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xplou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kuhit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Hariyam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zuril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Nosepa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kitt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elcatt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abley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wil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ir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ggr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editi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edicham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lectrik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nectric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lusl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inu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Volbea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Illumis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oselia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ulpi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walo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arvanh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harped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ailme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ilord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m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merup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rkoal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in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umpi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in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pinch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brava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ygo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ne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acturn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wabl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ltari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Zangoos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evip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unaton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olrock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arboach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hiscash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orphish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rawdaunt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altoy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laydol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ileep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radil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norith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rmald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Feebas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ilotic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astform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ecle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huppe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anet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uskull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usclops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ropiu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himech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bso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ynaut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norunt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lali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phea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eale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alrei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lamper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Huntai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oreby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elicanth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uvdisc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ag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helg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alamenc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eldum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eta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etagro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egiro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egic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egiste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atia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atio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yogr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roud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ayquaz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Jirachi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oxy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urtwi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ot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rter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mcha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onfern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Infernap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iplup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rinplup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mpole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tarl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taravi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tarapto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idoof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ibar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ricketo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ricketun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hin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uxi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uxra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udew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oserad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ranido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ampardo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hield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astiod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urm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ormadam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othim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ombe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Vespiquen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achiris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uiz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Floatz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herubi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im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llos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rodo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bip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rifloo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fblim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ea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punn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smagiu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Honchkrow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lameow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urugl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hingl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tunky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kuntank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ronzo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nzong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sly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me Jr.</text:p>
          </table:table-cell>
          <table:table-cell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ppin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ato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iritom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i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bi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rchom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unchlax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olu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ario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ppopotas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ppowdo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orup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rapio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agunk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xicroak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nivin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Finne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umine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ntyk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nover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eavil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gnezon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ickilick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hyperio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ngrowt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ectivi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gmort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gekiss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nmeg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afeo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ceo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sco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moswin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orygon-Z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allad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opa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sknoi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lass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om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Uxi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espr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zelf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ialg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alki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Heatra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Regigiga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iratin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resseli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hion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naph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arkrai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haymi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rceu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Victini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niv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ervin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erperio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epi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igni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mboa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Oshawot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ewot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amurot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atra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atcho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illipup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Herdi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toutlan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urrloi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epard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s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mis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nse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mise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npou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mipou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unna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arna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dov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quill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fezant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itz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Zebstrik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ggenrola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ldor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galith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bat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oobat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lbu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cadrill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in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imbur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rdur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keldur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ympol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pitoad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ismitoad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roh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wk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ewaddl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wadlo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eavanny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Veniped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hirliped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coliped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ottone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Whimsicott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etili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illiga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asculi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andil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rokor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Krookodil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arumaka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armanitan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aractus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webbl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ustl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raggy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rafty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gilyph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mask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fagrigus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rtoug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arracosta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rche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rcheop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rubbish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rbodo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ru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Zoroar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nccino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nccino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thita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thorita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thitell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losis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osio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uniclus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cklet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wan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nillit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nillish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nilluxe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rl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wsbu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molg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rrablast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avalier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ong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oongu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illish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llicent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omomo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oltik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lvantula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roseed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rothorn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link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lang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linklang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ynam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elektri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elektro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gyem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heeyem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twick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mpent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ndelur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xew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Fraxure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Haxorus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ubchoo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Beartic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ryogona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helmet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Accelgor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Stunfisk</text:p>
          </table:table-cell>
          <table:table-cell office:value-type="string" calcext:value-type="string">
            <text:p>Orang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ienfo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iensha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Druddig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olett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olurk</text:p>
          </table:table-cell>
          <table:table-cell office:value-type="string" calcext:value-type="string">
            <text:p>Gree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Pawniar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awniar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sharp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ishar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uffalant</text:p>
          </table:table-cell>
          <table:table-cell/>
          <table:table-cell office:value-type="string" calcext:value-type="string">
            <text:p>Ruffl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uffle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ravia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aviar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ullab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ullab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anibuz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dibuzz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eatm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tmor</text:p>
          </table:table-cell>
          <table:table-cell/>
          <table:table-cell office:value-type="string" calcext:value-type="string">
            <text:p>Dura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uran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i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ino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weilo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weilou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ydreig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ydreig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bal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rvesta</text:p>
          </table:table-cell>
          <table:table-cell/>
          <table:table-cell office:value-type="string" calcext:value-type="string">
            <text:p>Terrak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lcarona</text:p>
          </table:table-cell>
          <table:table-cell/>
          <table:table-cell office:value-type="string" calcext:value-type="string">
            <text:p>Viriz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bali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shir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rraki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ekr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rizi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Kyure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rnadus</text:p>
          </table:table-cell>
          <table:table-cell/>
          <table:table-cell office:value-type="string" calcext:value-type="string">
            <text:p>Kelde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undurus</text:p>
          </table:table-cell>
          <table:table-cell/>
          <table:table-cell office:value-type="string" calcext:value-type="string">
            <text:p>Bunnelb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hira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iggersb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ekro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ancham (1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dorus</text:p>
          </table:table-cell>
          <table:table-cell/>
          <table:table-cell office:value-type="string" calcext:value-type="string">
            <text:p>Pancham (2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yure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spur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eldeo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owsti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loetta</text:p>
          </table:table-cell>
          <table:table-cell/>
          <table:table-cell office:value-type="string" calcext:value-type="string">
            <text:p>Aegislash (1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sect</text:p>
          </table:table-cell>
          <table:table-cell/>
          <table:table-cell office:value-type="string" calcext:value-type="string">
            <text:p>Aegislash (2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spin</text:p>
          </table:table-cell>
          <table:table-cell/>
          <table:table-cell office:value-type="string" calcext:value-type="string">
            <text:p>Aegislash (3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lladin</text:p>
          </table:table-cell>
          <table:table-cell/>
          <table:table-cell office:value-type="string" calcext:value-type="string">
            <text:p>Spritz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snaught</text:p>
          </table:table-cell>
          <table:table-cell/>
          <table:table-cell office:value-type="string" calcext:value-type="string">
            <text:p>Aromatis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nnekin</text:p>
          </table:table-cell>
          <table:table-cell/>
          <table:table-cell office:value-type="string" calcext:value-type="string">
            <text:p>Swirl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aixen</text:p>
          </table:table-cell>
          <table:table-cell/>
          <table:table-cell office:value-type="string" calcext:value-type="string">
            <text:p>Slurmpyddff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lphox</text:p>
          </table:table-cell>
          <table:table-cell/>
          <table:table-cell office:value-type="string" calcext:value-type="string">
            <text:p>Ink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akie</text:p>
          </table:table-cell>
          <table:table-cell/>
          <table:table-cell office:value-type="string" calcext:value-type="string">
            <text:p>Malam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gadier</text:p>
          </table:table-cell>
          <table:table-cell/>
          <table:table-cell office:value-type="string" calcext:value-type="string">
            <text:p>Binac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ninja</text:p>
          </table:table-cell>
          <table:table-cell/>
          <table:table-cell office:value-type="string" calcext:value-type="string">
            <text:p>Barbarac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nnelb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eliopti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ggersb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eliodis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tchling</text:p>
          </table:table-cell>
          <table:table-cell/>
          <table:table-cell office:value-type="string" calcext:value-type="string">
            <text:p>Sylve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tchinder</text:p>
          </table:table-cell>
          <table:table-cell/>
          <table:table-cell office:value-type="string" calcext:value-type="string">
            <text:p>Hawl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lonflame</text:p>
          </table:table-cell>
          <table:table-cell/>
          <table:table-cell office:value-type="string" calcext:value-type="string">
            <text:p>Goomy (1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atterbug</text:p>
          </table:table-cell>
          <table:table-cell/>
          <table:table-cell office:value-type="string" calcext:value-type="string">
            <text:p>Goomy (2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ewpa</text:p>
          </table:table-cell>
          <table:table-cell/>
          <table:table-cell office:value-type="string" calcext:value-type="string">
            <text:p>Goomy (3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illon</text:p>
          </table:table-cell>
          <table:table-cell/>
          <table:table-cell office:value-type="string" calcext:value-type="string">
            <text:p>Phantum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tleo</text:p>
          </table:table-cell>
          <table:table-cell/>
          <table:table-cell office:value-type="string" calcext:value-type="string">
            <text:p>Treva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yroar</text:p>
          </table:table-cell>
          <table:table-cell/>
          <table:table-cell office:value-type="string" calcext:value-type="string">
            <text:p>Pumpkabo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abébé</text:p>
          </table:table-cell>
          <table:table-cell/>
          <table:table-cell office:value-type="string" calcext:value-type="string">
            <text:p>Gourgei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oette</text:p>
          </table:table-cell>
          <table:table-cell/>
          <table:table-cell office:value-type="string" calcext:value-type="string">
            <text:p>Bermgmi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orges</text:p>
          </table:table-cell>
          <table:table-cell/>
          <table:table-cell office:value-type="string" calcext:value-type="string">
            <text:p>Avalug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kiddo</text:p>
          </table:table-cell>
          <table:table-cell/>
          <table:table-cell office:value-type="string" calcext:value-type="string">
            <text:p>Noiba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goat</text:p>
          </table:table-cell>
          <table:table-cell/>
          <table:table-cell office:value-type="string" calcext:value-type="string">
            <text:p>Noiver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ncham</text:p>
          </table:table-cell>
          <table:table-cell/>
          <table:table-cell office:value-type="string" calcext:value-type="string">
            <text:p>Rowle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ngoro</text:p>
          </table:table-cell>
          <table:table-cell/>
          <table:table-cell office:value-type="string" calcext:value-type="string">
            <text:p>Dart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rfrou</text:p>
          </table:table-cell>
          <table:table-cell/>
          <table:table-cell office:value-type="string" calcext:value-type="string">
            <text:p>Deciduey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urr</text:p>
          </table:table-cell>
          <table:table-cell/>
          <table:table-cell office:value-type="string" calcext:value-type="string">
            <text:p>Litt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owstic</text:p>
          </table:table-cell>
          <table:table-cell/>
          <table:table-cell office:value-type="string" calcext:value-type="string">
            <text:p>Torraca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nedge</text:p>
          </table:table-cell>
          <table:table-cell/>
          <table:table-cell office:value-type="string" calcext:value-type="string">
            <text:p>Incenie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ublade</text:p>
          </table:table-cell>
          <table:table-cell/>
          <table:table-cell office:value-type="string" calcext:value-type="string">
            <text:p>Poppli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egislash</text:p>
          </table:table-cell>
          <table:table-cell/>
          <table:table-cell office:value-type="string" calcext:value-type="string">
            <text:p>Bri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ritzee</text:p>
          </table:table-cell>
          <table:table-cell/>
          <table:table-cell office:value-type="string" calcext:value-type="string">
            <text:p>Primari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omatisse</text:p>
          </table:table-cell>
          <table:table-cell/>
          <table:table-cell office:value-type="string" calcext:value-type="string">
            <text:p>Grubb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rlix</text:p>
          </table:table-cell>
          <table:table-cell/>
          <table:table-cell office:value-type="string" calcext:value-type="string">
            <text:p>Charjabu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lurpuff</text:p>
          </table:table-cell>
          <table:table-cell/>
          <table:table-cell office:value-type="string" calcext:value-type="string">
            <text:p>Vikavol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kay</text:p>
          </table:table-cell>
          <table:table-cell/>
          <table:table-cell office:value-type="string" calcext:value-type="string">
            <text:p>Cutiefl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lamar</text:p>
          </table:table-cell>
          <table:table-cell/>
          <table:table-cell office:value-type="string" calcext:value-type="string">
            <text:p>Ribomb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cle</text:p>
          </table:table-cell>
          <table:table-cell/>
          <table:table-cell office:value-type="string" calcext:value-type="string">
            <text:p>Wishiwash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baracle</text:p>
          </table:table-cell>
          <table:table-cell/>
          <table:table-cell office:value-type="string" calcext:value-type="string">
            <text:p>Marean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krelp</text:p>
          </table:table-cell>
          <table:table-cell/>
          <table:table-cell office:value-type="string" calcext:value-type="string">
            <text:p>Toxape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agalge</text:p>
          </table:table-cell>
          <table:table-cell/>
          <table:table-cell office:value-type="string" calcext:value-type="string">
            <text:p>Mudb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auncher</text:p>
          </table:table-cell>
          <table:table-cell/>
          <table:table-cell office:value-type="string" calcext:value-type="string">
            <text:p>Mudsa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awitzer</text:p>
          </table:table-cell>
          <table:table-cell/>
          <table:table-cell office:value-type="string" calcext:value-type="string">
            <text:p>Dewpi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lioptile</text:p>
          </table:table-cell>
          <table:table-cell/>
          <table:table-cell office:value-type="string" calcext:value-type="string">
            <text:p>Araquani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liolisk</text:p>
          </table:table-cell>
          <table:table-cell/>
          <table:table-cell office:value-type="string" calcext:value-type="string">
            <text:p>Morelu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runt</text:p>
          </table:table-cell>
          <table:table-cell/>
          <table:table-cell office:value-type="string" calcext:value-type="string">
            <text:p>Shiinoti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rantrum</text:p>
          </table:table-cell>
          <table:table-cell/>
          <table:table-cell office:value-type="string" calcext:value-type="string">
            <text:p>Saland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aura</text:p>
          </table:table-cell>
          <table:table-cell/>
          <table:table-cell office:value-type="string" calcext:value-type="string">
            <text:p>Sallaz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rorus</text:p>
          </table:table-cell>
          <table:table-cell/>
          <table:table-cell office:value-type="string" calcext:value-type="string">
            <text:p>Stuffu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ylveon</text:p>
          </table:table-cell>
          <table:table-cell/>
          <table:table-cell office:value-type="string" calcext:value-type="string">
            <text:p>Bewe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wlucha</text:p>
          </table:table-cell>
          <table:table-cell/>
          <table:table-cell office:value-type="string" calcext:value-type="string">
            <text:p>Bounswe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denne</text:p>
          </table:table-cell>
          <table:table-cell/>
          <table:table-cell office:value-type="string" calcext:value-type="string">
            <text:p>Steen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bink</text:p>
          </table:table-cell>
          <table:table-cell/>
          <table:table-cell office:value-type="string" calcext:value-type="string">
            <text:p>Tsaree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omy</text:p>
          </table:table-cell>
          <table:table-cell/>
          <table:table-cell office:value-type="string" calcext:value-type="string">
            <text:p>Orangur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liggoo</text:p>
          </table:table-cell>
          <table:table-cell/>
          <table:table-cell office:value-type="string" calcext:value-type="string">
            <text:p>Passimi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odra</text:p>
          </table:table-cell>
          <table:table-cell/>
          <table:table-cell office:value-type="string" calcext:value-type="string">
            <text:p>Wimpo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lefki</text:p>
          </table:table-cell>
          <table:table-cell/>
          <table:table-cell office:value-type="string" calcext:value-type="string">
            <text:p>Golisopo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antump</text:p>
          </table:table-cell>
          <table:table-cell/>
          <table:table-cell office:value-type="string" calcext:value-type="string">
            <text:p>Pyukumuk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evenant</text:p>
          </table:table-cell>
          <table:table-cell/>
          <table:table-cell office:value-type="string" calcext:value-type="string">
            <text:p>Type: Nu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mpkaboo</text:p>
          </table:table-cell>
          <table:table-cell/>
          <table:table-cell office:value-type="string" calcext:value-type="string">
            <text:p>Silvall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urgeist</text:p>
          </table:table-cell>
          <table:table-cell/>
          <table:table-cell office:value-type="string" calcext:value-type="string">
            <text:p>Turtonat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rgmite</text:p>
          </table:table-cell>
          <table:table-cell/>
          <table:table-cell office:value-type="string" calcext:value-type="string">
            <text:p>Togedemar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valugg</text:p>
          </table:table-cell>
          <table:table-cell/>
          <table:table-cell office:value-type="string" calcext:value-type="string">
            <text:p>Mikiky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ibat</text:p>
          </table:table-cell>
          <table:table-cell/>
          <table:table-cell office:value-type="string" calcext:value-type="string">
            <text:p>Dramp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ivern</text:p>
          </table:table-cell>
          <table:table-cell/>
          <table:table-cell office:value-type="string" calcext:value-type="string">
            <text:p>Dhelmi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erneas</text:p>
          </table:table-cell>
          <table:table-cell/>
          <table:table-cell office:value-type="string" calcext:value-type="string">
            <text:p>Jangmo-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veltal</text:p>
          </table:table-cell>
          <table:table-cell/>
          <table:table-cell office:value-type="string" calcext:value-type="string">
            <text:p>Hakamo-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ygarde</text:p>
          </table:table-cell>
          <table:table-cell/>
          <table:table-cell office:value-type="string" calcext:value-type="string">
            <text:p>Kommo-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ancie</text:p>
          </table:table-cell>
          <table:table-cell/>
          <table:table-cell office:value-type="string" calcext:value-type="string">
            <text:p>Cosmo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opa</text:p>
          </table:table-cell>
          <table:table-cell/>
          <table:table-cell office:value-type="string" calcext:value-type="string">
            <text:p>Cosmoe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lcanion</text:p>
          </table:table-cell>
          <table:table-cell/>
          <table:table-cell office:value-type="string" calcext:value-type="string">
            <text:p>Solgale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wlet</text:p>
          </table:table-cell>
          <table:table-cell/>
          <table:table-cell office:value-type="string" calcext:value-type="string">
            <text:p>Luna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rtrix</text:p>
          </table:table-cell>
          <table:table-cell/>
          <table:table-cell office:value-type="string" calcext:value-type="string">
            <text:p>Necrozm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cidueye</text:p>
          </table:table-cell>
          <table:table-cell/>
          <table:table-cell office:value-type="string" calcext:value-type="string">
            <text:p>Marshad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tten</text:p>
          </table:table-cell>
          <table:table-cell/>
          <table:table-cell office:value-type="string" calcext:value-type="string">
            <text:p>Zerao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rracat</text:p>
          </table:table-cell>
          <table:table-cell/>
          <table:table-cell office:value-type="string" calcext:value-type="string">
            <text:p>Melt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ineroar</text:p>
          </table:table-cell>
          <table:table-cell/>
          <table:table-cell office:value-type="string" calcext:value-type="string">
            <text:p>Melmet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ppli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ion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mari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ikipe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umbea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ucann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Yungo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umsho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ubb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arjabu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ikavol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abrawl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abomin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ricori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tiefl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ibombe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ckruf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ycanro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shiwash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eani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xape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udb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udsda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wpid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aquan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mant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urant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relu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iinoti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landi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lazz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uffu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we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unswe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ene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saree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fe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rangur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ssimi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mpo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lisopo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ndyga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lossa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yukumuk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:Nu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lvall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ni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oma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urtonat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gedemar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miky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uxis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ramp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helmi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ngmo-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akamo-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ommo-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puKok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puLe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puBul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puFin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smo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smo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lgale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una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ihileg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uzzwo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eromos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urkitre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elestee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rta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uzzlo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crozm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gear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shad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ipo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gana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katak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lacephal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Zerao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l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lme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masnow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2" table:number-rows-repeated="10477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2:42:45.433000000</meta:creation-date>
    <dc:date>2019-11-13T13:18:55.890000000</dc:date>
    <meta:editing-duration>PT24M59S</meta:editing-duration>
    <meta:editing-cycles>8</meta:editing-cycles>
    <meta:generator>LibreOffice/6.0.5.2$Windows_X86_64 LibreOffice_project/54c8cbb85f300ac59db32fe8a675ff7683cd5a16</meta:generator>
    <meta:document-statistic meta:table-count="1" meta:cell-count="1180" meta:object-count="0"/>
  </office:meta>
</office:document-meta>
</file>